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s socis de Club Marítim de Maó</text:span></text:p>
      <text:p text:style-name="P2"/>
      <text:p text:style-name="P1"><text:span text:style-name="T2">Convocatòria de Reunió</text:span></text:p>
      <text:p text:style-name="P2"/>
      <text:p text:style-name="P1"><text:span text:style-name="T1">Benvolgut/da soci/a,</text:span></text:p>
      <text:p text:style-name="P2"/>
      <text:p text:style-name="P1"><text:span text:style-name="T1">Us convoc a la propera reunió de la Federació de Clubs Esportius de Menorca.</text:span></text:p>
      <text:p text:style-name="P2"/>
      <text:p text:style-name="P1"><text:span text:style-name="T1">- Dia: Dilluns, 16/12/2024</text:span></text:p>
      <text:p text:style-name="P1"><text:span text:style-name="T1">- Hora: 20.00 h </text:span></text:p>
      <text:p text:style-name="P1"><text:span text:style-name="T1">- Lloc: Sala d’actes del Club Marítim de Maó</text:span></text:p>
      <text:p text:style-name="P2"/>
      <text:p text:style-name="P1"><text:span text:style-name="T1">Ordre del dia:</text:span></text:p>
      <text:p text:style-name="P2"/>
      <text:p text:style-name="P1"><text:span text:style-name="T1">1. Lectura i aprovació de l’acta de la sessió anterior.</text:span></text:p>
      <text:p text:style-name="P1"><text:span text:style-name="T1">2. Organització del campeonat de Snipe 2026.</text:span></text:p>
      <text:p text:style-name="P1"><text:span text:style-name="T1">3. Admissió de nous membres del club..</text:span></text:p>
      <text:p text:style-name="P1"><text:span text:style-name="T1">4. Torn obert de paraules.</text:span></text:p>
      <text:p text:style-name="P2"/>
      <text:p text:style-name="P2"/>
      <text:p text:style-name="P2"/>
      <text:p text:style-name="P1"><text:span text:style-name="T1">Pedro Pons Pons</text:span></text:p>
      <text:p text:style-name="P1"><text:span text:style-name="T1">President/a del Club Marítim de Maó </text:span></text:p>
      <text:p text:style-name="P2"/>
      <text:p text:style-name="P1"><text:span text:style-name="T1">Maó, 12/12/2024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86" meta:character-count="479" meta:non-whitespace-character-count="406"/>
    <meta:generator>LibreOfficeDev/6.0.5.2$Linux_X86_64 LibreOffice_project/</meta:generator>
  </office:meta>
</office:document-meta>
</file>